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off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off.get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off.setMax(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.du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ckoff.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off.setFactor( in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.setMin(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off.setJitter( double ji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